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automatic-styles>
    <style:style style:name="P1" style:family="paragraph" style:parent-style-name="Subtitle">
      <style:text-properties fo:color="#5983b0" loext:opacity="100%"/>
    </style:style>
    <style:style style:name="P2" style:family="paragraph" style:parent-style-name="Text_20_body">
      <style:text-properties fo:color="#355269" loext:opacity="100%"/>
    </style:style>
    <style:style style:name="P3" style:family="paragraph" style:parent-style-name="Text_20_body">
      <style:text-properties fo:font-style="italic" officeooo:rsid="00130d39" officeooo:paragraph-rsid="00130d39" style:font-style-asian="italic" style:font-style-complex="italic"/>
    </style:style>
    <style:style style:name="P4" style:family="paragraph" style:parent-style-name="Text_20_body">
      <style:text-properties officeooo:rsid="0012e10a" officeooo:paragraph-rsid="0012e10a"/>
    </style:style>
    <style:style style:name="P5" style:family="paragraph" style:parent-style-name="Text_20_body">
      <style:text-properties officeooo:rsid="0012e10a" officeooo:paragraph-rsid="002ece37"/>
    </style:style>
    <style:style style:name="P6" style:family="paragraph" style:parent-style-name="Text_20_body">
      <style:text-properties officeooo:rsid="0012e10a" officeooo:paragraph-rsid="00157093"/>
    </style:style>
    <style:style style:name="P7" style:family="paragraph" style:parent-style-name="Text_20_body">
      <style:text-properties officeooo:rsid="00130d39" officeooo:paragraph-rsid="00130d39"/>
    </style:style>
    <style:style style:name="P8" style:family="paragraph" style:parent-style-name="Text_20_body">
      <style:text-properties officeooo:rsid="00233838" officeooo:paragraph-rsid="00241e23"/>
    </style:style>
    <style:style style:name="P9" style:family="paragraph" style:parent-style-name="Text_20_body">
      <style:text-properties officeooo:rsid="0012e10a" officeooo:paragraph-rsid="00130d39"/>
    </style:style>
    <style:style style:name="P10" style:family="paragraph" style:parent-style-name="Text_20_body">
      <style:text-properties officeooo:rsid="00130d39" officeooo:paragraph-rsid="001445d4"/>
    </style:style>
    <style:style style:name="P11" style:family="paragraph" style:parent-style-name="Text_20_body">
      <style:text-properties officeooo:rsid="00130d39" officeooo:paragraph-rsid="00146587"/>
    </style:style>
    <style:style style:name="P12" style:family="paragraph" style:parent-style-name="Text_20_body">
      <style:text-properties officeooo:rsid="0014ad88" officeooo:paragraph-rsid="0014ad88"/>
    </style:style>
    <style:style style:name="P13" style:family="paragraph" style:parent-style-name="Text_20_body">
      <style:text-properties officeooo:rsid="0012e10a" officeooo:paragraph-rsid="0014ad88"/>
    </style:style>
    <style:style style:name="P14" style:family="paragraph" style:parent-style-name="Text_20_body">
      <style:text-properties officeooo:rsid="00166bbb" officeooo:paragraph-rsid="00166bbb"/>
    </style:style>
    <style:style style:name="P15" style:family="paragraph" style:parent-style-name="Text_20_body">
      <style:text-properties officeooo:rsid="00130d39" officeooo:paragraph-rsid="00166bbb"/>
    </style:style>
    <style:style style:name="P16" style:family="paragraph" style:parent-style-name="Text_20_body">
      <style:text-properties officeooo:rsid="00166bbb" officeooo:paragraph-rsid="00241e23"/>
    </style:style>
    <style:style style:name="P17" style:family="paragraph" style:parent-style-name="Text_20_body">
      <style:text-properties officeooo:rsid="0017facf" officeooo:paragraph-rsid="0017facf"/>
    </style:style>
    <style:style style:name="P18" style:family="paragraph" style:parent-style-name="Text_20_body">
      <style:text-properties officeooo:rsid="00130d39" officeooo:paragraph-rsid="001ab552"/>
    </style:style>
    <style:style style:name="P19" style:family="paragraph" style:parent-style-name="Text_20_body">
      <style:text-properties officeooo:rsid="001ab552" officeooo:paragraph-rsid="001ab552"/>
    </style:style>
    <style:style style:name="P20" style:family="paragraph" style:parent-style-name="Text_20_body">
      <style:text-properties officeooo:rsid="001ab552" officeooo:paragraph-rsid="00233838"/>
    </style:style>
    <style:style style:name="P21" style:family="paragraph" style:parent-style-name="Text_20_body">
      <style:text-properties officeooo:rsid="001d064d" officeooo:paragraph-rsid="001d064d"/>
    </style:style>
    <style:style style:name="P22" style:family="paragraph" style:parent-style-name="Text_20_body">
      <style:text-properties officeooo:rsid="0012e10a" officeooo:paragraph-rsid="001d064d"/>
    </style:style>
    <style:style style:name="P23" style:family="paragraph" style:parent-style-name="Text_20_body">
      <style:text-properties officeooo:rsid="00130d39" officeooo:paragraph-rsid="00233838"/>
    </style:style>
    <style:style style:name="P24" style:family="paragraph" style:parent-style-name="Text_20_body">
      <style:text-properties officeooo:rsid="00166bbb" officeooo:paragraph-rsid="00233838"/>
    </style:style>
    <style:style style:name="P25" style:family="paragraph" style:parent-style-name="Text_20_body">
      <style:text-properties officeooo:rsid="001d064d" officeooo:paragraph-rsid="00233838"/>
    </style:style>
    <style:style style:name="P26" style:family="paragraph" style:parent-style-name="Text_20_body">
      <style:text-properties officeooo:rsid="0012e10a" officeooo:paragraph-rsid="00233838"/>
    </style:style>
    <style:style style:name="P27" style:family="paragraph" style:parent-style-name="Text_20_body">
      <style:text-properties officeooo:rsid="00233838" officeooo:paragraph-rsid="00233838"/>
    </style:style>
    <style:style style:name="P28" style:family="paragraph" style:parent-style-name="Text_20_body">
      <style:text-properties officeooo:rsid="002ece37" officeooo:paragraph-rsid="002ece37"/>
    </style:style>
    <style:style style:name="P29" style:family="paragraph" style:parent-style-name="Text_20_body">
      <style:text-properties officeooo:rsid="001ab552" officeooo:paragraph-rsid="003333df"/>
    </style:style>
    <style:style style:name="P30" style:family="paragraph" style:parent-style-name="Text_20_body">
      <style:text-properties officeooo:rsid="0012e10a" officeooo:paragraph-rsid="003333df"/>
    </style:style>
    <style:style style:name="P31" style:family="paragraph" style:parent-style-name="Text_20_body">
      <style:text-properties officeooo:rsid="0026b297" officeooo:paragraph-rsid="0026b297"/>
    </style:style>
    <style:style style:name="P32" style:family="paragraph" style:parent-style-name="Text_20_body">
      <style:text-properties officeooo:paragraph-rsid="0026b297"/>
    </style:style>
    <style:style style:name="T1" style:family="text">
      <style:text-properties officeooo:rsid="00146587"/>
    </style:style>
    <style:style style:name="T2" style:family="text">
      <style:text-properties officeooo:rsid="0022e2fd"/>
    </style:style>
    <style:style style:name="T3" style:family="text">
      <style:text-properties officeooo:rsid="00241e23"/>
    </style:style>
    <style:style style:name="T4" style:family="text">
      <style:text-properties officeooo:rsid="002ece37"/>
    </style:style>
    <style:style style:name="T5" style:family="text">
      <style:text-properties officeooo:rsid="001e5bdc"/>
    </style:style>
    <style:style style:name="T6" style:family="text">
      <style:text-properties officeooo:rsid="00233838"/>
    </style:style>
    <style:style style:name="T7" style:family="text">
      <style:text-properties officeooo:rsid="00130d39"/>
    </style:style>
    <style:style style:name="T8" style:family="text">
      <style:text-properties officeooo:rsid="00157093"/>
    </style:style>
    <style:style style:name="T9" style:family="text">
      <style:text-properties officeooo:rsid="0012e10a"/>
    </style:style>
    <style:style style:name="T10" style:family="text">
      <style:text-properties officeooo:rsid="002d03c2"/>
    </style:style>
    <style:style style:name="T11" style:family="text">
      <style:text-properties officeooo:rsid="00289efb"/>
    </style:style>
    <style:style style:name="T12" style:family="text">
      <style:text-properties officeooo:rsid="001445d4"/>
    </style:style>
    <style:style style:name="T13" style:family="text">
      <style:text-properties officeooo:rsid="0017facf"/>
    </style:style>
    <style:style style:name="T14" style:family="text">
      <style:text-properties officeooo:rsid="001ab552"/>
    </style:style>
    <style:style style:name="T15" style:family="text">
      <style:text-properties officeooo:rsid="001debbe"/>
    </style:style>
    <style:style style:name="T16" style:family="text">
      <style:text-properties officeooo:rsid="001d064d"/>
    </style:style>
    <style:style style:name="T17" style:family="text">
      <style:text-properties style:text-underline-style="none" officeooo:rsid="002d03c2"/>
    </style:style>
    <style:style style:name="T18" style:family="text">
      <style:text-properties style:text-underline-style="none" officeooo:rsid="001debbe"/>
    </style:style>
    <style:style style:name="T19" style:family="text">
      <style:text-properties officeooo:rsid="003333df"/>
    </style:style>
    <style:style style:name="T20" style:family="text">
      <style:text-properties officeooo:rsid="003367cc"/>
    </style:style>
    <style:style style:name="T21" style:family="text">
      <style:text-properties officeooo:rsid="00299430"/>
    </style:style>
    <style:style style:name="T22" style:family="text">
      <style:text-properties officeooo:rsid="002b47c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Θέματα φυσικής</text:p>
      <text:p text:style-name="P2"/>
      <text:p text:style-name="P3">Επιλέξτε όλες τις σωστές απαντήσεις, ανά περίπτωση <text:span text:style-name="T1">είναι ί</text:span><text:span text:style-name="T2">σως </text:span><text:span text:style-name="T1">παραπανω από μια</text:span>!</text:p>
      <text:p text:style-name="P4">1. Η μονάδα κιλ<text:span text:style-name="T3">ο</text:span>γραμμάριο (kgr) χρησιμοποιείται για <text:s/>μέτρηση της:</text:p>
      <text:p text:style-name="P4">Α. όγκου <text:tab/>Β. μάζας<text:tab/> Γ. εμβαδού<text:tab/> Δ. πυκνότητας</text:p>
      <text:p text:style-name="P5">2. Ποιά η διαφορά μεταξύ φυσικών – χημικών <text:s/>φαιν<text:span text:style-name="T4">ο</text:span>μένων;</text:p>
      <text:p text:style-name="P5">Αναφέρετε παραδειγματα!</text:p>
      <text:p text:style-name="P4">3. Η <text:span text:style-name="T5">θ</text:span>ερμοκρασία μετράται σε βαθμούς: </text:p>
      <text:p text:style-name="P4">Α. Κελσίου <text:tab/>Β. Κέλβιν<text:tab/> Γ. Φαρενάιτ<text:tab/> Δ. Μοίρες</text:p>
      <text:p text:style-name="P4">4. Η ένταση ηλεκτρικού ρεύματος <text:s/>μετράται σε:</text:p>
      <text:p text:style-name="P4">Α. Δευτερόλεπτα <text:tab/>Β. Volt<text:tab/> Γ. Μέτρα<text:tab/> Δ. Ampere</text:p>
      <text:p text:style-name="P4">5. Η ένταση φωτεινής πηγής μετράται σε:</text:p>
      <text:p text:style-name="P6">Α. Candela <text:span text:style-name="T6">(</text:span><text:span text:style-name="T7">cd</text:span><text:span text:style-name="T6">)</text:span> <text:s/><text:tab/>Β. Volt<text:tab/> Γ. <text:span text:style-name="T8">Lumen</text:span><text:tab/> Δ. Ampere</text:p>
      <text:p text:style-name="P7">6. <text:s/>Ο βρασμός <text:span text:style-name="T6">του νερού</text:span> είναι χημικό <text:s/>ή <text:span text:style-name="T3">φυσικό </text:span>φαινόμενο;</text:p>
      <text:p text:style-name="P8">Α. φυσικό <text:tab/>Β. χημικό</text:p>
      <text:p text:style-name="P7">7. Η αστραπή είναι χημικό <text:s/>ή <text:span text:style-name="T3">φυσικό </text:span>φαινόμενο;</text:p>
      <text:p text:style-name="P8">Α. φυσικό <text:tab/>Β. χημικό</text:p>
      <text:p text:style-name="P7">8. Η ακουστική μελετά την διαδοση του:</text:p>
      <text:p text:style-name="P7">Α. ήχου <text:tab/><text:span text:style-name="T9">Β. </text:span>φωτός<text:span text:style-name="T9"><text:tab/> Γ. </text:span>ηλεκτρικού ρευματος<text:span text:style-name="T9"><text:tab/> Δ. </text:span>φυσικού αερίου</text:p>
      <text:p text:style-name="P7">9. Η αστρονομία είναι <text:span text:style-name="T10">συνώνυμ</text:span><text:span text:style-name="T11">η</text:span> της:</text:p>
      <text:p text:style-name="P9">Α. <text:span text:style-name="T7">γαστρονομίας</text:span> <text:s/><text:tab/>Β. <text:span text:style-name="T7">αστροφυσικής</text:span><text:tab/> Γ. <text:span text:style-name="T7">μηχανικής</text:span> <text:tab/> Δ. <text:span text:style-name="T12">η</text:span><text:span text:style-name="T7">λεκτρονικής</text:span></text:p>
      <text:p text:style-name="P10">10. <text:span text:style-name="T12">Η κοσμολογία μελετά την:</text:span></text:p>
      <text:p text:style-name="P11"><text:span text:style-name="T12"><text:s/></text:span><text:span text:style-name="T9">Α. </text:span><text:span text:style-name="T12">αρχή του σύμπαντος</text:span><text:span text:style-name="T9"> <text:s/><text:tab/>Β. </text:span><text:span text:style-name="T1">ε</text:span><text:span text:style-name="T12">ξέλιξή του </text:span><text:span text:style-name="T9"><text:tab/> Γ. έ</text:span><text:span text:style-name="T12">κτασή του </text:span><text:span text:style-name="T9"><text:s/>Δ. </text:span><text:span text:style-name="T12">προέλευση της ζωής</text:span></text:p>
      <text:p text:style-name="P12">11.<text:span text:style-name="T9"> Η μονάδα </text:span>λίτρο<text:span text:style-name="T9"> (</text:span>lt<text:span text:style-name="T9">) χρησιμοποιείται για <text:s/>μέτρηση της:</text:span></text:p>
      <text:p text:style-name="P13">Α. όγκου <text:tab/>Β. μάζας<text:tab/> Γ. εμβαδού<text:tab/> Δ. <text:span text:style-name="T5">π</text:span>υκνότητας</text:p>
      <text:p text:style-name="P14">12. Η οπτική μελετά την διάδοση του:</text:p>
      <text:p text:style-name="P15">Α. ήχου <text:tab/><text:span text:style-name="T9">Β. </text:span>φωτός<text:span text:style-name="T9"><text:tab/> Γ. </text:span>ηλεκτρικού ρεύματος<text:span text:style-name="T9"><text:tab/> Δ. </text:span>φυσικού αερίου</text:p>
      <text:p text:style-name="P16">13. Η μετατροπή του μούστου σε οίνο ειναι φυσικό <text:s/>ή <text:span text:style-name="T3">χημικό</text:span> φαινόμενο;</text:p>
      <text:p text:style-name="P8">Α. φυσικό <text:tab/>Β. χημικό</text:p>
      <text:p text:style-name="P14"><text:soft-page-break/>14. Η μετατροπή του οίνου σε ξύδι ειναι φυσικό <text:s/>ή <text:span text:style-name="T3">χημικό </text:span>φαινόμενο;</text:p>
      <text:p text:style-name="P8">Α. φυσικό <text:tab/><text:tab/>Β. χημικό</text:p>
      <text:p text:style-name="P17">15. Η ταχύτητα είναι μονόμετρο μέγεθος;</text:p>
      <text:p text:style-name="P18">Α. Σωστό <text:tab/><text:tab/>Β. Λάθος</text:p>
      <text:p text:style-name="P19">16. <text:s/>Η δύναμη είναι <text:s/><text:span text:style-name="T13">διανυσματικό </text:span>μεγεθος;</text:p>
      <text:p text:style-name="P18">Α. Σωστό <text:tab/><text:tab/>Β. Λάθος</text:p>
      <text:p text:style-name="P20">17. Η μετεωρολογία μελετά την … <text:s/>κυκλοφορία.</text:p>
      <text:p text:style-name="P18">Α. <text:span text:style-name="T14">ατμοσφαιρική</text:span> <text:tab/><text:span text:style-name="T9">Β. </text:span><text:span text:style-name="T15">θ</text:span><text:span text:style-name="T14">αλάσσια </text:span><text:span text:style-name="T9"><text:tab/> Γ. </text:span><text:span text:style-name="T14">οδική</text:span><text:span text:style-name="T9"><text:tab/> Δ. </text:span><text:span text:style-name="T15">ε</text:span><text:span text:style-name="T14">ν</text:span>αέρ<text:span text:style-name="T14">ια</text:span></text:p>
      <text:p text:style-name="P19">18. <text:s/>Η κλιματολογία είναι κλαδος της <text:s/>μετεωρολογίας;</text:p>
      <text:p text:style-name="P18">Α. Σωστό <text:tab/><text:tab/>Β. Λάθος</text:p>
      <text:p text:style-name="P19">19. Η πρόγνωση καιρού για την επομένη ημέρα εχει 20% ποσοστό αποτυχίας;</text:p>
      <text:p text:style-name="P18">Α. Σωστό <text:tab/><text:tab/>Β. Λάθος</text:p>
      <text:p text:style-name="P21">20. Ποιά απο τα παρακάτω είναι θεμελιώδη φυσικά μεγεθη;</text:p>
      <text:p text:style-name="P22">Α. όγκο<text:span text:style-name="T16">ς</text:span> <text:tab/>Β. μάζα<text:tab/><text:tab/> Γ. εμβαδό<text:span text:style-name="T16">ν</text:span><text:tab/> Δ. <text:span text:style-name="T6">μ</text:span><text:span text:style-name="T15">ήκος</text:span></text:p>
      <text:p text:style-name="P20"><text:span text:style-name="T6">2</text:span>1. Η <text:span text:style-name="T6">ωκεανο</text:span>γ<text:span text:style-name="T6">ραφ</text:span>ία μελετά την … <text:s/>κυκλοφορία.</text:p>
      <text:p text:style-name="P23">Α. <text:span text:style-name="T14">ατμοσφαιρική</text:span> <text:tab/><text:span text:style-name="T9">Β. </text:span><text:span text:style-name="T15">θ</text:span><text:span text:style-name="T14">αλάσσια </text:span><text:span text:style-name="T9"><text:tab/> Γ. </text:span><text:span text:style-name="T14">οδική</text:span><text:span text:style-name="T9"><text:tab/> Δ. </text:span><text:span text:style-name="T6">ε</text:span><text:span text:style-name="T14">ν</text:span>αέρ<text:span text:style-name="T14">ια</text:span></text:p>
      <text:p text:style-name="P24"><text:span text:style-name="T6">22</text:span>. Η μετατροπή του <text:span text:style-name="T6">σιδήρου</text:span> σε <text:span text:style-name="T6">σκουριά </text:span><text:s/>ειναι φυσικό φαινόμενο;</text:p>
      <text:p text:style-name="P23">Α. Σωστό <text:tab/><text:tab/>Β. Λάθος</text:p>
      <text:p text:style-name="P25">2<text:span text:style-name="T6">3</text:span>. Ποιά απο τα παρακάτω είναι <text:span text:style-name="T6">παράγωγα</text:span> φυσικά μεγεθη;</text:p>
      <text:p text:style-name="P26">Α. όγκο<text:span text:style-name="T16">ς</text:span> <text:tab/>Β. μάζα<text:tab/><text:tab/> Γ. εμβαδό<text:span text:style-name="T16">ν</text:span><text:tab/> Δ. <text:span text:style-name="T17">μ</text:span><text:span text:style-name="T18">ήκος</text:span></text:p>
      <text:p text:style-name="P27">24. Το γάλα στο ψυγείο έληξε και εχει πλεον ξινίσει. Το φαινόμενο είναι:</text:p>
      <text:p text:style-name="P27">Α. φυσικό <text:tab/>Β. <text:span text:style-name="T3">χ</text:span>ημικό</text:p>
      <text:p text:style-name="P8">2<text:span text:style-name="T3">5</text:span>. Το <text:span text:style-name="T3">κοκκινιστό</text:span> στ<text:span text:style-name="T3">ην</text:span> <text:span text:style-name="T3">κατσαρόλα κά</text:span>η<text:span text:style-name="T3">κ</text:span>ε. Το φαινόμενο είναι:</text:p>
      <text:p text:style-name="P8">Α. φυσικό <text:tab/>Β. χημικό</text:p>
      <text:p text:style-name="P28">26. Η καύση <text:span text:style-name="T19">των καθσίμων </text:span>στους κινητήρες εσωτερικής καύσεως είναι … φαινόμενο.</text:p>
      <text:p text:style-name="P5"><text:span text:style-name="T4"><text:s/></text:span><text:span text:style-name="T6">Α. φυσικό <text:tab/>Β. χημικό</text:span></text:p>
      <text:p text:style-name="P29"><text:span text:style-name="T19">27</text:span>. <text:s/><text:span text:style-name="T19">Ποια από τα παρακάτω</text:span> <text:span text:style-name="T19">χαρακτηριστικά </text:span><text:s/>έ<text:span text:style-name="T19">χε</text:span>ι έ<text:span text:style-name="T19">να</text:span> <text:s/><text:span text:style-name="T13">διανυσματικό </text:span>μέγεθος;</text:p>
      <text:p text:style-name="P30">Α. <text:span text:style-name="T19">μέτρο</text:span> <text:tab/>Β. <text:span text:style-name="T19">κατεύθυνση</text:span><text:tab/><text:tab/> Γ. <text:span text:style-name="T19">φορά</text:span><text:tab/> Δ. <text:span text:style-name="T19">σημείον εφαρμογής</text:span></text:p>
      <text:p text:style-name="P29"><text:span text:style-name="T19">28</text:span>. <text:s/><text:span text:style-name="T19">Ποια από τα παρακάτω</text:span> <text:span text:style-name="T19">χαρακτηριστικά </text:span><text:s/>έ<text:span text:style-name="T19">χε</text:span>ι έ<text:span text:style-name="T19">να</text:span> <text:s/><text:span text:style-name="T19">μονόμετρο</text:span><text:span text:style-name="T13"> </text:span>μέγεθος;</text:p>
      <text:p text:style-name="P30"><text:soft-page-break/>Α. <text:span text:style-name="T19">μέτρο</text:span> <text:tab/>Β. <text:span text:style-name="T19">κατεύθυνση</text:span><text:tab/><text:tab/> Γ. <text:span text:style-name="T19">φορά</text:span><text:tab/> Δ. <text:span text:style-name="T19">σημείον εφαρμογής</text:span></text:p>
      <text:p text:style-name="P31"/>
      <text:p text:style-name="P31">Video<text:span text:style-name="T20">s</text:span></text:p>
      <text:p text:style-name="P31"><text:a xlink:type="simple" xlink:href="https://youtu.be/mAz2ZNkh-og" text:style-name="Internet_20_link" text:visited-style-name="Visited_20_Internet_20_Link">Κοσμολογία</text:a></text:p>
      <text:p text:style-name="P32"><text:a xlink:type="simple" xlink:href="https://youtu.be/_62reqKm2n4" text:style-name="Internet_20_link" text:visited-style-name="Visited_20_Internet_20_Link"><text:span text:style-name="T21">Ήχοι από την γέννεση του σύμπαντος</text:span></text:a></text:p>
      <text:p text:style-name="P32"><text:a xlink:type="simple" xlink:href="https://youtu.be/_wyUB8tNMNs" text:style-name="Internet_20_link" text:visited-style-name="Visited_20_Internet_20_Link"><text:span text:style-name="T22">Απόψεις για την προέλευση του σύμπαντος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oto Sans" style:font-size-asian="10.5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oto Sans" style:font-size-asian="10.5pt" style:language-asian="zh" style:country-asian="CN" style:font-name-complex="Robot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el" number:country="GR" loext:transliteration-spellout="title cardinal" number:transliteration-language="el" number:transliteration-country="GR">
      <number:number number:decimal-places="0" number:min-decimal-places="0" number:min-integer-digits="1"/>
    </number:number-style>
    <number:number-style style:name="N10115" number:language="el" number:country="GR" loext:transliteration-spellout="title USD" number:transliteration-language="el" number:transliteration-country="GR">
      <number:number number:decimal-places="0" number:min-decimal-places="0" number:min-integer-digits="1"/>
    </number:number-style>
    <number:number-style style:name="N10116" number:language="el" number:country="GR" loext:transliteration-spellout="title USD" number:transliteration-language="el" number:transliteration-country="GR">
      <number:number number:decimal-places="2" number:min-decimal-places="2" number:min-integer-digits="1"/>
    </number:number-style>
    <number:number-style style:name="N10117" number:language="el" number:country="GR" loext:transliteration-spellout="upper USD" number:transliteration-language="el" number:transliteration-country="GR">
      <number:number number:decimal-places="0" number:min-decimal-places="0" number:min-integer-digits="1"/>
    </number:number-style>
    <number:number-style style:name="N10118" number:language="el" number:country="GR" loext:transliteration-spellout="upper USD" number:transliteration-language="el" number:transliteration-country="GR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57093" officeooo:paragraph-rsid="00157093"/>
    </style:style>
    <style:page-layout style:name="Mpm1">
      <style:page-layout-properties fo:page-width="21.006cm" fo:page-height="29.693cm" style:num-format="1" style:print-orientation="portrait" fo:margin-top="2cm" fo:margin-bottom="2cm" fo:margin-left="2cm" fo:margin-right="2cm" fo:border-top="0.06pt solid #729fcf" fo:border-bottom="none" fo:border-left="none" fo:border-right="none" fo:padding="0.05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1.016cm" fo:margin-left="0cm" fo:margin-right="0cm" fo:margin-top="0.508cm" fo:background-color="transparent" style:dynamic-spacing="false" draw:fill="none" draw:fill-color="#729fcf"/>
      </style:footer-style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6cm" fo:page-height="29.693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693cm" fo:page-height="21.006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Ν.Αϊβαλιώτης <text:tab/><text:tab/><text:date style:data-style-name="N37" text:date-value="2024-11-16T10:22:35.691659473">16/11/24</text:date></text:p>
      </style:header>
      <style:footer>
        <text:p text:style-name="Footer"><text:page-number text:select-page="current">1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4T09:26:37.570105719</meta:creation-date>
    <dc:date>2024-11-16T10:22:35.595395717</dc:date>
    <meta:editing-duration>PT1H29S</meta:editing-duration>
    <meta:editing-cycles>25</meta:editing-cycles>
    <meta:generator>LibreOffice/24.8.2.1$Linux_X86_64 LibreOffice_project/480$Build-1</meta:generator>
    <meta:print-date>2024-11-15T15:28:20.634708776</meta:print-date>
    <meta:printed-by>PDF files</meta:printed-by>
    <dc:title>Πρώτο κεφαλαιο</dc:title>
    <meta:document-statistic meta:table-count="0" meta:image-count="0" meta:object-count="0" meta:page-count="3" meta:paragraph-count="64" meta:word-count="454" meta:character-count="2738" meta:non-whitespace-character-count="2246"/>
  </office:meta>
</office:document-meta>
</file>